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3.5cm"/>
    </style:style>
    <style:style style:name="pr5" style:family="presentation" style:parent-style-name="lyt-cool-outline1">
      <style:graphic-properties draw:fill-color="#ffffff" draw:auto-grow-height="true" fo:min-height="3.162cm"/>
    </style:style>
    <style:style style:name="pr6" style:family="presentation" style:parent-style-name="lyt-cool-outline1">
      <style:graphic-properties draw:fill-color="#ffffff" draw:auto-grow-height="true" fo:min-height="3.5cm"/>
    </style:style>
    <style:style style:name="pr7" style:family="presentation" style:parent-style-name="lyt-cool-outline1">
      <style:graphic-properties draw:fill-color="#ffffff" draw:auto-grow-height="true" fo:min-height="2.5cm"/>
    </style:style>
    <style:style style:name="pr8" style:family="presentation" style:parent-style-name="lyt-cool-outline1">
      <style:graphic-properties draw:fill-color="#ffffff" draw:auto-grow-height="true" fo:min-height="1.569cm"/>
    </style:style>
    <style:style style:name="pr9" style:family="presentation" style:parent-style-name="lyt-cool-outline1">
      <style:graphic-properties draw:fill-color="#ffffff" draw:auto-grow-height="true" fo:min-height="3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normal"/>
    </style:style>
    <style:style style:name="T5" style:family="text">
      <style:text-properties style:text-position="sub 58%"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3:</text:span><text:span text:style-name="T1"><text:line-break/></text:span><text:span text:style-name="T1">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579cm" svg:height="4.784cm" svg:x="1.913cm" svg:y="5.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0.308cm" svg:height="6.628cm" svg:x="3.885cm" svg:y="12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text-style-name="P4" draw:layer="layout" svg:width="23.912cm" svg:height="3.5cm" svg:x="2.058cm" svg:y="9.5cm" presentation:class="outline" presentation:user-transformed="true">
          <draw:text-box>
            <text:list text:style-name="L2">
              <text:list-item>
                <text:p text:style-name="P4">Now let's collect all the pesky <text:span text:style-name="T2">n</text:span>-terms together, and define an “apparent sky”: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4.779cm" svg:height="7.872cm" svg:x="2.221cm" svg:y="7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3">Not</text:span> On Our Side</text:p>
          </draw:text-box>
        </draw:frame>
        <draw:frame draw:style-name="gr2" draw:layer="layout" svg:width="22.994cm" svg:height="2.751cm" svg:x="3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text-style-name="P4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4">Cohaerency is sampled along a “uv track” over some period of time:</text:p>
              </text:list-item>
            </text:list>
          </draw:text-box>
        </draw:frame>
        <draw:frame presentation:style-name="pr5" draw:text-style-name="P4" draw:layer="layout" svg:width="23.912cm" svg:height="10.129cm" svg:x="2.088cm" svg:y="10.5cm" presentation:class="outline" presentation:user-transformed="true">
          <draw:text-box>
            <text:list text:style-name="L2">
              <text:list-item>
                <text:p text:style-name="P4">The true sky <text:span text:style-name="T3">B</text:span> is probably constant in time (although...)</text:p>
              </text:list-item>
            </text:list>
            <text:list text:style-name="L2">
              <text:list-item>
                <text:p text:style-name="P4">Image-plane effects (beam shapes, ionosphere) may vary in time.</text:p>
              </text:list-item>
            </text:list>
            <text:list text:style-name="L2">
              <text:list-item>
                <text:p text:style-name="P4">For wide fields, the <text:span text:style-name="T2">N </text:span><text:span text:style-name="T4">term is</text:span> non-negligible, and depends on <text:span text:style-name="T2">w(t).</text:span></text:p>
              </text:list-item>
            </text:list>
            <text:list text:style-name="L2">
              <text:list-item>
                <text:p text:style-name="P4">All this is especially true for “new” telescope design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6" draw:text-style-name="P4" draw:layer="layout" svg:width="26cm" svg:height="3.5cm" svg:x="1.5cm" svg:y="17cm" presentation:class="outline" presentation:user-transformed="true">
          <draw:text-box>
            <text:list text:style-name="L2">
              <text:list-item>
                <text:p text:style-name="P4">Only under these assumptions is a <text:span text:style-name="T2">single</text:span> F.T. of the sky sufficient for the entire observation.</text:p>
              </text:list-item>
            </text:list>
          </draw:text-box>
        </draw:frame>
        <draw:frame draw:style-name="gr2" draw:layer="layout" svg:width="25.588cm" svg:height="10.266cm" svg:x="1.5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7" draw:text-style-name="P4" draw:layer="layout" svg:width="23.912cm" svg:height="10.5cm" svg:x="2.5cm" svg:y="6.5cm" presentation:class="outline" presentation:user-transformed="true">
          <draw:text-box>
            <text:list text:style-name="L2">
              <text:list-item>
                <text:p text:style-name="P4">Under the “classic” assumptions, the visibilities measured by an array correspond to ONE cohaerency distribution <text:span text:style-name="T3">X</text:span><text:span text:style-name="T2"> </text:span><text:span text:style-name="T4">that is</text:span><text:span text:style-name="T2"> </text:span>in an F.T. relationship with ONE apparent sky.</text:p>
              </text:list-item>
            </text:list>
            <text:list text:style-name="L2">
              <text:list-item>
                <text:p text:style-name="P4">In the presence of non-trivial image plane effects, or with wide fields, each interferometer p-q measures its “own” cohaerency <text:span text:style-name="T3">X</text:span><text:span text:style-name="T5">pq</text:span><text:span text:style-name="T2">(t) </text:span><text:span text:style-name="T4">that is also variable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s There Such a Thing As “Corrected” <text:span text:style-name="T2">uv</text:span> Data?</text:p>
          </draw:text-box>
        </draw:frame>
        <draw:frame draw:style-name="gr2" draw:layer="layout" svg:width="22.323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4" draw:layer="layout" svg:width="23.912cm" svg:height="1.569cm" svg:x="2.5cm" svg:y="2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9" draw:text-style-name="P4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4">uv-plane effects (the <text:span text:style-name="T3">G</text:span>s) can be easily taken out:</text:p>
              </text:list-item>
            </text:list>
          </draw:text-box>
        </draw:frame>
        <draw:frame draw:style-name="gr2" draw:layer="layout" svg:width="18.063cm" svg:height="2.714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9.259cm" svg:height="2.483cm" svg:x="7.241cm" svg:y="15.0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4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4">image-plane effects are generally irreversibl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4.145cm" svg:height="8.674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4" draw:layer="layout" svg:width="23.912cm" svg:height="5.065cm" svg:x="2.088cm" svg:y="15.201cm" presentation:class="outline" presentation:user-transformed="true">
          <draw:text-box>
            <text:list text:style-name="L2">
              <text:list-item>
                <text:p text:style-name="P4">In general, uv data can only be corrected for a single point.</text:p>
              </text:list-item>
            </text:list>
            <text:list text:style-name="L2">
              <text:list-item>
                <text:p text:style-name="P4">This is the motivation for facet imaging.</text:p>
              </text:list-item>
            </text:list>
            <text:list text:style-name="L2">
              <text:list-item>
                <text:p text:style-name="P4">(There are some shortcuts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09-22T16:02:29</dc:date>
    <meta:print-date>2006-09-20T19:24:59</meta:print-date>
    <dc:language>en-US</dc:language>
    <meta:editing-cycles>22</meta:editing-cycles>
    <meta:editing-duration>P1DT13H3M3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p>
              <math:mi>N</math:mi>
              <math:mo math:stretchy="false">†</math:mo>
            </math:m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o math:stretchy="false">n</math:mo>
                </math:mfrac>
              </math:mrow>
              <math:msup>
                <math:mi>e</math:mi>
                <math:mfrac>
                  <math:mrow>
                    <math:mn>2</math:mn>
                    <math:mo math:stretchy="false"></math:mo>
                    <math:mo math:stretchy="false">i</math:mo>
                    <math:msub>
                      <math:mo math:stretchy="false">w</math:mo>
                      <math:mi>p</math:mi>
                    </math:msub>
                    <math:mrow>
                      <math:mo math:stretchy="false"></math:mo>
                      <math:mrow>
                        <math:mo math:stretchy="false">n</math:mo>
                        <math:mo math:stretchy="false">−</math:mo>
                        <math:mn>1</math:mn>
                      </math:mrow>
                      <math:mo math:stretchy="false"></math:mo>
                    </math:mrow>
                  </math:mrow>
                  <math:mo math:stretchy="false"></math:mo>
                </math:mfrac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/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tilde B}_pq = %N_p {bold E}_p bold B {bold E}^{%dagger}_q N^{%dagger} = %N_pq {bold E}_p bold B {bold E}^{%dagger}_q newline 
size 24 { " where " %N_p = 1 over %n e^{{2%pi%i%w_p (%n-1)} over %lambda }, ~ %N_pq = %N_p {bar N}_q } newline newline
size 24 { "(for narrow fields, " %N_p toward 1 " and may be neglected.)" 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ub>
            <math:mo math:stretchy="false">N</math:mo>
            <math:mi math:fontstyle="italic">pq</math:mi>
          </math:msub>
          <math:msup>
            <math:mrow>
              <math:mo math:stretchy="false"></math:mo>
              <math:msub>
                <math:mi>n</math:mi>
                <math:mn>0</math:mn>
              </math:msub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i>l</math:mi>
                            <math:mn>0,</math:mn>
                          </math:msub>
                          <math:msub>
                            <math:mi>m</math:mi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p>
                  <math:mrow>
                    <math:mo math:stretchy="false"></math:mo>
                    <math:msub>
                      <math:mo math:stretchy="false">n</math:mo>
                      <math:mn>0</math:mn>
                    </math:msub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i>l</math:mi>
                            <math:mn>0,</math:mn>
                          </math:msub>
                          <math:msub>
                            <math:mi>m</math:mi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i>l</math:mi>
                      <math:mn>0,</math:mn>
                    </math:msub>
                    <math:msub>
                      <math:mi>m</math:mi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%N_pq(n_0)^{-1}bold V{bold E}^{%dagger}_q(%l_0,%m_0)^-1 "=" newline
alignc "=" size 48 %fcall left (({bold E}_p(l_0,m_0))^{-1}%N_pq(%n_0)^{-1} %N_pq {bold E}_p bold B {bold E}_q^%dagger({bold E}^{%dagger}_q(l_0,m_0))^{-1} right ) newline
alignc "=" size 48 %fcall(bold B') newline newline
alignl size 24 { "where " {bold B'}(%l_0,%m_0) = {bold B}(l_0,m_0)," but diverges further away." }
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sub>
            <math:mi>u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  <math:mi>,</math:mi>
          <math:msub>
            <math:mi>v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  <math:mi>,</math:mi>
          <math:msub>
            <math:mi>w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_pq(t),v_pq(t),w_pq(t)) {bold G}^{%dagger}_q(t) newline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i>N</math:mi>
                  <math:mi math:fontstyle="italic">pq</math:mi>
                </math:msub>
                <math:mo math:stretchy="false"></math:mo>
                <math:mn>1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'apparent sky': </math:mtext>
          </math:mrow>
        </math:mstyle>
      </math:mtr>
      <math:mtr>
        <math:mrow>
          <math:msub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our array will be sampling one cohaerency distribution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  <math:mi>,</math:mi>
                <math:mi>w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w</math:mi>
              <math:mrow>
                <math:mo math:stretchy="false"></math:mo>
                <math:mi>t</math:mi>
                <math:mo math:stretchy="false"></math:mo>
              </math:mrow>
            </math:mrow>
            <math:mo math:stretchy="false"></math:mo>
          </math:mrow>
        </math:mrow>
      </math:mtr>
    </math:mtable>
    <math:annotation math:encoding="StarMath 5.0">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N_pq toward 1 } newline 
size 24 "then all baselines will see the same, constant 'apparent sky': " newline
{bold tilde B}_{pq}(t) equiv {bold tilde B} newline
size 24 "and our array will be sampling one cohaerency distribution: " newline
{bold X}_pq(t,u,v,w) equiv {bold X}(u(t),v(t),w(t))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 math:fontstyle="italic">pq</math:mi>
                </math:msub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){bold G}^{%dagger}_q newline
alignl size 24 { "... and we know all of  the " {bold G}_p, {bold E}_p, "and (of course) " %N_{pq};} newline
alignl size 24 { "then is there a way to obtain \"corrected\" visibilities " {bold V'} } newline
size 24 { "such that  " } {bold V'}_pq=size 48 %fcall({bold B}) newline newline
size 24 { "  (or at the very least " {bold V'}_pq=size 36 %fcall(%N_pq {bold B}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frac>
            <math:mn>1</math:mn>
            <math:mo math:stretchy="false">n</math:mo>
          </math:mfrac>
          <math:msup>
            <math:mi>e</math:mi>
            <math:mrow>
              <math:mfrac>
                <math:mrow>
                  <math:mn>2</math:mn>
                  <math:mo math:stretchy="false"></math:mo>
                  <math:mo math:stretchy="false">i</math:mo>
                </math:mrow>
                <math:mo math:stretchy="false"></math:mo>
              </math:mfrac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bold B {bold E}^{%dagger}_q)1 over %n e^{{2%pi%i}over %lambda(u_pq%l+v_pq%m+w_pq(%n-1))} d%l d%m right ) {bold G}^{%dagger}_q newlin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text>i.e. the observed cohaerency is an F.T. of the apparent sky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We now have: "} newline
 {bold V}_pq = {bold G}_p left ( iint csub {%l%m} {bold tilde B}_pq e^{{2%pi%i}over %lambda(u_pq%l+v_pq%m)} d%l d%m right ) {bold G}^{%dagger}_q, newline
size 24 {"i.e. the observed cohaerency is an F.T. of the apparent sky: "} newline
 {bold V}_pq = {bold G}_p size 48 %fcall ( {bold tilde B}_pq ) {bold G}^{%dagger}_q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o math:stretchy="false">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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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</math:mo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</math:mo>
                  </math:mrow>
                </math:mrow>
              </math:mrow>
            </math:mstyle>
            <math:mn>.</math:mn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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</math:mo>
                  <math:msub>
                    <math:mo math:stretchy="false">N</math:mo>
                    <math:mi math:fontstyle="italic">pq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i>B</math:mi>
                    </math:mrow>
                  </math:mstyle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) = size 36 %fcall(%N_pq) circ size 36 %fcall({bold E}_p) circ size 36 %fcall({bold B}) circ size 36 %fcall({bold E}^{%dagger}_q) } newline
alignl size 24 { "since convolution is, in general, irreversible." }
</math:annotation>
  </math:semantics>
</math:math>
</file>